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2.1201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3882in"/>
    </style:style>
    <style:style style:name="co14" style:family="table-column">
      <style:table-column-properties fo:break-before="auto" style:column-width="1.872in"/>
    </style:style>
    <style:style style:name="co15" style:family="table-column">
      <style:table-column-properties fo:break-before="auto" style:column-width="2.0555in"/>
    </style:style>
    <style:style style:name="co16" style:family="table-column">
      <style:table-column-properties fo:break-before="auto" style:column-width="3.0236in"/>
    </style:style>
    <style:style style:name="co17" style:family="table-column">
      <style:table-column-properties fo:break-before="auto" style:column-width="2.4752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2.6634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2.9744in" fo:break-before="auto" style:use-optimal-row-height="true"/>
    </style:style>
    <style:style style:name="ro20" style:family="table-row">
      <style:table-row-properties style:row-height="3.7516in" fo:break-before="auto" style:use-optimal-row-height="true"/>
    </style:style>
    <style:style style:name="ro21" style:family="table-row">
      <style:table-row-properties style:row-height="3.3366in" fo:break-before="auto" style:use-optimal-row-height="true"/>
    </style:style>
    <style:style style:name="ro22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2.8189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2.1972in" fo:break-before="auto" style:use-optimal-row-height="true"/>
    </style:style>
    <style:style style:name="ro31" style:family="table-row">
      <style:table-row-properties style:row-height="2.0417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</style:style>
    <style:style style:name="ce26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6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8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9"/>
        <table:table-column table:style-name="co4" table:default-cell-style-name="ce25"/>
        <table:table-column table:style-name="co5" table:default-cell-style-name="ce27"/>
        <table:table-column table:style-name="co6" table:default-cell-style-name="ce17"/>
        <table:table-column table:style-name="co3" table:default-cell-style-name="ce25"/>
        <table:table-column table:style-name="co3" table:default-cell-style-name="ce20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5"/>
          <table:table-cell table:number-columns-repeated="248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14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5" office:value-type="float" office:value="1">
            <text:p>1.0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6"/>
          <table:table-cell table:style-name="ce22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5"/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5" table:formula="of:=SUM([SniffTest.C4:SniffTest.C4])" office:value-type="float" office:value="60">
            <text:p>60.0</text:p>
          </table:table-cell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5"/>
          <table:table-cell table:style-name="ce21"/>
          <table:table-cell table:style-name="ce20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style-name="ce26"/>
          <table:table-cell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1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49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5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table:table-column table:style-name="co7" table:default-cell-style-name="ce57"/>
        <table:table-column table:style-name="co12" table:default-cell-style-name="ce35"/>
        <table:table-column table:style-name="co7" table:default-cell-style-name="ce68"/>
        <table:table-column table:style-name="co13" table:default-cell-style-name="ce71"/>
        <table:table-column table:style-name="co14" table:default-cell-style-name="ce49"/>
        <table:table-column table:style-name="co15" table:default-cell-style-name="ce63"/>
        <table:table-column table:style-name="co16" table:default-cell-style-name="ce49"/>
        <table:table-column table:style-name="co17" table:default-cell-style-name="ce49"/>
        <table:table-column table:style-name="co7" table:default-cell-style-name="ce50"/>
        <table:table-column table:style-name="co7" table:default-cell-style-name="Default"/>
        <table:table-row table:style-name="ro13">
          <table:table-cell table:style-name="ce54"/>
          <table:table-cell table:style-name="ce58" office:value-type="string">
            <text:p>TEST CASES</text:p>
          </table:table-cell>
          <table:table-cell table:style-name="ce64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Passed</text:p>
          </table:table-cell>
          <table:table-cell table:style-name="ce101" table:formula="of:=COUNTIF([.K$7:.K$978];[.$J1])" office:value-type="float" office:value="0">
            <text:p>0</text:p>
          </table:table-cell>
          <table:table-cell table:style-name="ce101" table:formula="of:=COUNTIF([.L$7:.L$978];[.$J1])" office:value-type="float" office:value="0">
            <text:p>0</text:p>
          </table:table-cell>
          <table:table-cell table:style-name="ce101" table:formula="of:=COUNTIF([.M$7:.M$978];[.$J1])" office:value-type="float" office:value="0">
            <text:p>0</text:p>
          </table:table-cell>
          <table:table-cell table:style-name="ce101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59"/>
          <table:table-cell table:style-name="ce65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Failed</text:p>
          </table:table-cell>
          <table:table-cell table:style-name="ce101" table:formula="of:=COUNTIF([.K$7:.K$978];[.$J2])" office:value-type="float" office:value="0">
            <text:p>0</text:p>
          </table:table-cell>
          <table:table-cell table:style-name="ce101" table:formula="of:=COUNTIF([.L$7:.L$978];[.$J2])" office:value-type="float" office:value="0">
            <text:p>0</text:p>
          </table:table-cell>
          <table:table-cell table:style-name="ce101" table:formula="of:=COUNTIF([.M$7:.M$978];[.$J2])" office:value-type="float" office:value="0">
            <text:p>0</text:p>
          </table:table-cell>
          <table:table-cell table:style-name="ce101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0" office:value-type="string">
            <text:p>Function List<text:span text:style-name="T2">:</text:span></text:p>
          </table:table-cell>
          <table:table-cell table:style-name="ce66" office:value-type="string" table:number-columns-spanned="3" table:number-rows-spanned="1">
            <text:p>SniffTest of ECMS 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1" office:value-type="string">
            <text:p>Blocked</text:p>
          </table:table-cell>
          <table:table-cell table:style-name="ce101" table:formula="of:=COUNTIF([.K$7:.K$978];[.$J3])" office:value-type="float" office:value="0">
            <text:p>0</text:p>
          </table:table-cell>
          <table:table-cell table:style-name="ce101" table:formula="of:=COUNTIF([.L$7:.L$978];[.$J3])" office:value-type="float" office:value="0">
            <text:p>0</text:p>
          </table:table-cell>
          <table:table-cell table:style-name="ce101" table:formula="of:=COUNTIF([.M$7:.M$978];[.$J3])" office:value-type="float" office:value="0">
            <text:p>0</text:p>
          </table:table-cell>
          <table:table-cell table:style-name="ce101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4"/>
          <table:table-cell table:style-name="ce60" office:value-type="string">
            <text:p>Total main cases:</text:p>
          </table:table-cell>
          <table:table-cell table:style-name="ce66" table:formula="of:=MAX([.A7:.A968])" office:value-type="float" office:value="60" table:number-columns-spanned="3" table:number-rows-spanned="1">
            <text:p>60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2" office:value-type="string">
            <text:p>Untested</text:p>
          </table:table-cell>
          <table:table-cell table:style-name="ce101" table:formula="of:=COUNTIF([.K$7:.K$978];[.$J4])" office:value-type="float" office:value="0">
            <text:p>0</text:p>
          </table:table-cell>
          <table:table-cell table:style-name="ce101" table:formula="of:=COUNTIF([.L$7:.L$978];[.$J4])" office:value-type="float" office:value="0">
            <text:p>0</text:p>
          </table:table-cell>
          <table:table-cell table:style-name="ce101" table:formula="of:=COUNTIF([.M$7:.M$978];[.$J4])" office:value-type="float" office:value="0">
            <text:p>0</text:p>
          </table:table-cell>
          <table:table-cell table:style-name="ce101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1"/>
          <table:table-cell table:style-name="ce67"/>
          <table:table-cell table:style-name="ce69" table:number-columns-repeated="6"/>
          <table:table-cell office:value-type="string">
            <text:p>N/A</text:p>
          </table:table-cell>
          <table:table-cell table:style-name="ce101" table:formula="of:=COUNTIF([.K$7:.K$978];[.$J5])" office:value-type="float" office:value="0">
            <text:p>0</text:p>
          </table:table-cell>
          <table:table-cell table:style-name="ce101" table:formula="of:=COUNTIF([.L$7:.L$978];[.$J5])" office:value-type="float" office:value="0">
            <text:p>0</text:p>
          </table:table-cell>
          <table:table-cell table:style-name="ce101" table:formula="of:=COUNTIF([.M$7:.M$978];[.$J5])" office:value-type="float" office:value="0">
            <text:p>0</text:p>
          </table:table-cell>
          <table:table-cell table:style-name="ce101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5" office:value-type="string">
            <text:p>Case No</text:p>
          </table:table-cell>
          <table:table-cell table:style-name="ce62" office:value-type="string">
            <text:p>Related function</text:p>
          </table:table-cell>
          <table:table-cell table:style-name="ce62" office:value-type="string">
            <text:p>Case ID</text:p>
          </table:table-cell>
          <table:table-cell table:style-name="ce62" office:value-type="string">
            <text:p>Path</text:p>
          </table:table-cell>
          <table:table-cell table:style-name="ce62" office:value-type="string">
            <text:p>Case Name</text:p>
          </table:table-cell>
          <table:table-cell table:style-name="ce62" office:value-type="string">
            <text:p>Description</text:p>
          </table:table-cell>
          <table:table-cell table:style-name="ce62" office:value-type="string">
            <text:p>Steps</text:p>
          </table:table-cell>
          <table:table-cell table:style-name="ce62" office:value-type="string">
            <text:p>Expected Output</text:p>
          </table:table-cell>
          <table:table-cell table:style-name="ce62" office:value-type="string">
            <text:p>Priority</text:p>
          </table:table-cell>
          <table:table-cell table:style-name="ce62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2" table:number-columns-repeated="1"/>
          <table:table-cell table:style-name="ce104" table:number-columns-repeated="241"/>
        </table:table-row>
        <table:table-row table:style-name="ro14">
          <table:table-cell table:style-name="ce56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</text:span><text:span text:style-name="T5">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Management/acme/web </text:span><text:span text:style-name="T6">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</text:span><text:span text:style-name="T4">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Management/acme/web </text:span><text:span text:style-name="T4">contents</text:span></text:p>
            <text:p><text:span text:style-name="T7">- Select </text:span><text:span text:style-name="T8">Site editor/Add new page</text:span><text:span text:style-name="T7"> to create </text:span><text:span text:style-name="T7">new page. </text:span></text:p>
            <text:p><text:span text:style-name="T7">- Choose a Content list viewer portlet by drag </text:span><text:span text:style-name="T7">and drop from page editor</text:span></text:p>
            <text:p><text:span text:style-name="T7">- Click edit portlet icon of this Content list </text:span><text:span text:style-name="T7">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UnPublication</text:p>
          </table:table-cell>
          <table:table-cell table:style-name="ce75" office:value-type="string">
            <text:p>Show draft/public content from page</text:p>
          </table:table-cell>
          <table:table-cell table:style-name="ce75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</text:span><text:span text:style-name="T14">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</text:span><text:span text:style-name="T7">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</text:span><text:span text:style-name="T14">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</text:span><text:span text:style-name="T33">confirmation letter <text:s/>is sent to the inputed email </text:span><text:span text:style-name="T33">address of user. If he does not confirm this </text:span><text:span text:style-name="T33">letter --&gt;he cannot received any letters which </text:span><text:span text:style-name="T33">have the subscription subscribed before. </text:span></text:p>
            <text:p><text:span text:style-name="T33">Just only open email and click “here” link in the </text:span><text:span text:style-name="T33">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</text:span><text:span text:style-name="T6">content list viewer</text:span> portlet</text:p>
          </table:table-cell>
          <table:table-cell table:style-name="ce49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6" office:value-type="string">
            <text:p>Create/delete Content folder</text:p>
          </table:table-cell>
          <table:table-cell table:style-name="ce76" office:value-type="string">
            <text:p>Step 1: Create/delete Content folder</text:p>
          </table:table-cell>
          <table:table-cell table:style-name="ce87" office:value-type="string">
            <text:p><text:span text:style-name="T6">Create folder</text:span></text:p>
            <text:p><text:span text:style-name="T5">- Click on Add folder icon in action bar or right </text:span><text:span text:style-name="T5">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6" office:value-type="string">
            <text:p>Create/edit/delete <text:s/>Article document</text:p>
          </table:table-cell>
          <table:table-cell table:style-name="ce76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Artic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6" office:value-type="string">
            <text:p>Create/edit/delete <text:s/>File document</text:p>
          </table:table-cell>
          <table:table-cell table:style-name="ce76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Fi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6" office:value-type="string">
            <text:p>Create/edit/delete <text:s/>Free layout Webcontent document</text:p>
          </table:table-cell>
          <table:table-cell table:style-name="ce76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Free layout </text:span><text:span text:style-name="T5">webcontent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6" office:value-type="string">
            <text:p>Upload a file</text:p>
          </table:table-cell>
          <table:table-cell table:style-name="ce76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</text:span><text:span text:style-name="T5">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6" office:value-type="string">
            <text:p>Copy/paste a node</text:p>
          </table:table-cell>
          <table:table-cell table:style-name="ce76" office:value-type="string">
            <text:p>Step 1: Copy/paste a node</text:p>
          </table:table-cell>
          <table:table-cell table:style-name="ce71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6" office:value-type="string">
            <text:p>Cut/paste a node</text:p>
          </table:table-cell>
          <table:table-cell table:style-name="ce76" office:value-type="string">
            <text:p>Step 1: Cut/paste a node</text:p>
          </table:table-cell>
          <table:table-cell table:style-name="ce71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6" office:value-type="string">
            <text:p>Lock/Unlock a node</text:p>
          </table:table-cell>
          <table:table-cell table:style-name="ce76" office:value-type="string">
            <text:p>Step 1: Lock/Unlock a node</text:p>
          </table:table-cell>
          <table:table-cell table:style-name="ce87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6" office:value-type="string">
            <text:p>Rename/Title for a node</text:p>
          </table:table-cell>
          <table:table-cell table:style-name="ce76" office:value-type="string">
            <text:p>Step 1: Rename/Title for a node</text:p>
          </table:table-cell>
          <table:table-cell table:style-name="ce87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6" office:value-type="string">
            <text:p>Add symlink for node</text:p>
          </table:table-cell>
          <table:table-cell table:style-name="ce76" office:value-type="string">
            <text:p>Step 1: Add symlink for node</text:p>
          </table:table-cell>
          <table:table-cell table:style-name="ce7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7" office:value-type="string">
            <text:p>Download and Allow Edition</text:p>
          </table:table-cell>
          <table:table-cell table:style-name="ce77" office:value-type="string">
            <text:p>Step 1: Download and Allow Edition</text:p>
          </table:table-cell>
          <table:table-cell table:style-name="ce88" office:value-type="string">
            <text:p><text:span text:style-name="T24">- Go to a driver</text:span></text:p>
            <text:p><text:span text:style-name="T24">- Right click on a node and choose </text:span><text:span text:style-name="T6">Download </text:span><text:span text:style-name="T6">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7" office:value-type="string">
            <text:p>Manage Actions on WebDAV</text:p>
          </table:table-cell>
          <table:table-cell table:style-name="ce77" office:value-type="string">
            <text:p>Step 1: Manage Actions on WebDAV</text:p>
          </table:table-cell>
          <table:table-cell table:style-name="ce89" office:value-type="string">
            <text:p>- Create a new Network Place with <text:span text:style-name="T25">network </text:span><text:span text:style-name="T25">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6" office:value-type="string">
            <text:p>Drag and drop node</text:p>
          </table:table-cell>
          <table:table-cell table:style-name="ce76" office:value-type="string">
            <text:p>Step 1: Drag and drop node</text:p>
          </table:table-cell>
          <table:table-cell table:style-name="ce87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78" office:value-type="string">
            <text:p>Manage Private tag (Add/Edit/Delete)</text:p>
          </table:table-cell>
          <table:table-cell table:style-name="ce78" office:value-type="string">
            <text:p>Step 1: Manage Private tag (Add/Edit/Delete)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78" office:value-type="string">
            <text:p>Manage Public tag (Add/Edit/Delete) </text:p>
          </table:table-cell>
          <table:table-cell table:style-name="ce78" office:value-type="string">
            <text:p>Step 1: Manage Public tag (Add/Edit/Delete) 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79" office:value-type="string">
            <text:p>Add language for document/uploaded file</text:p>
          </table:table-cell>
          <table:table-cell table:style-name="ce79" office:value-type="string">
            <text:p>Step 1: Add language for document/uploaded file</text:p>
          </table:table-cell>
          <table:table-cell table:style-name="ce91" office:value-type="string">
            <text:p><text:s/><text:span text:style-name="T5">- Select a document or uploaded file</text:span></text:p>
            <text:p><text:span text:style-name="T5">- Click on “Add/Edit localize content” icon in </text:span><text:span text:style-name="T5">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79" office:value-type="string">
            <text:p>Vote for document/uploaded file</text:p>
          </table:table-cell>
          <table:table-cell table:style-name="ce79" office:value-type="string">
            <text:p>Step 1: Vote for document/uploaded file</text:p>
          </table:table-cell>
          <table:table-cell table:style-name="ce9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79" office:value-type="string">
            <text:p>Manage Comment (Add/Edit/Delete)</text:p>
          </table:table-cell>
          <table:table-cell table:style-name="ce79" office:value-type="string">
            <text:p>Step 1: Manage Comment (Add/Edit/Delete)</text:p>
          </table:table-cell>
          <table:table-cell table:style-name="ce92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</text:span><text:span text:style-name="T5">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</text:span><text:span text:style-name="T9">edit</text:span></text:p>
            <text:p><text:span text:style-name="T6">Delete a comment</text:span></text:p>
            <text:p><text:span text:style-name="T9">- Show the comment, click on Delete icon </text:span><text:span text:style-name="T9">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6" office:value-type="string">
            <text:p>Manage Publication</text:p>
          </table:table-cell>
          <table:table-cell table:style-name="ce76" office:value-type="string">
            <text:p>Step 1: Manage Publication</text:p>
          </table:table-cell>
          <table:table-cell table:style-name="ce93" office:value-type="string">
            <text:p><text:span text:style-name="T9">- Select a document/Uploaded file</text:span></text:p>
            <text:p><text:span text:style-name="T9">- Click on “Manage Publication”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9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7" office:value-type="string">
            <text:p>Manage Category (Add/Delete)</text:p>
          </table:table-cell>
          <table:table-cell table:style-name="ce77" office:value-type="string">
            <text:p>Step 1: Manage Category (Add/Delete)</text:p>
          </table:table-cell>
          <table:table-cell table:style-name="ce94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</text:span><text:span text:style-name="T9">action bar</text:span></text:p>
            <text:p><text:span text:style-name="T9">- Select category to add for </text:span><text:span text:style-name="T9">document/Uploaded file</text:span></text:p>
            <text:p><text:span text:style-name="T28">Delete category</text:span></text:p>
            <text:p><text:span text:style-name="T9">- Click on corresponding Delete icon of </text:span><text:span text:style-name="T9">category</text:span></text:p>
          </table:table-cell>
          <table:table-cell table:style-name="ce100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7" office:value-type="string">
            <text:p>Manage Relation (Add/Delete/Show/Hide)</text:p>
          </table:table-cell>
          <table:table-cell table:style-name="ce77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</text:span><text:span text:style-name="T5">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</text:span><text:span text:style-name="T5">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</text:span><text:span text:style-name="T7">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6" office:value-type="string">
            <text:p>View Node Properties</text:p>
          </table:table-cell>
          <table:table-cell table:style-name="ce76" office:value-type="string">
            <text:p>Step 1: View Node Properties</text:p>
          </table:table-cell>
          <table:table-cell table:style-name="ce83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6" office:value-type="string">
            <text:p>Export /Import node</text:p>
          </table:table-cell>
          <table:table-cell table:style-name="ce76" office:value-type="string">
            <text:p>Step 1: Export /Import node</text:p>
          </table:table-cell>
          <table:table-cell table:style-name="ce95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Permission</text:p>
          </table:table-cell>
          <table:table-cell table:style-name="ce80" office:value-type="string">
            <text:p>Manage Permission(Add/Edit/Delete)</text:p>
          </table:table-cell>
          <table:table-cell table:style-name="ce80" office:value-type="string">
            <text:p>Step 1: Manage Permission(Add/Edit/Delete)</text:p>
          </table:table-cell>
          <table:table-cell table:style-name="ce71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Metadata</text:p>
          </table:table-cell>
          <table:table-cell table:style-name="ce81" office:value-type="string">
            <text:p>View metadata</text:p>
          </table:table-cell>
          <table:table-cell table:style-name="ce81" office:value-type="string">
            <text:p>Step 1: View metadata</text:p>
          </table:table-cell>
          <table:table-cell table:style-name="ce71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Simple</text:p>
          </table:table-cell>
          <table:table-cell table:style-name="ce82" office:value-type="string">
            <text:p>Simple Search</text:p>
          </table:table-cell>
          <table:table-cell table:style-name="ce82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</text:span><text:span text:style-name="T5">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Advanced</text:p>
          </table:table-cell>
          <table:table-cell table:style-name="ce82" office:value-type="string">
            <text:p>Advanced search</text:p>
          </table:table-cell>
          <table:table-cell table:style-name="ce82" office:value-type="string">
            <text:p>Step 1: Advanced search</text:p>
          </table:table-cell>
          <table:table-cell table:style-name="ce96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Query</text:p>
          </table:table-cell>
          <table:table-cell table:style-name="ce82" office:value-type="string">
            <text:p>Manage query in Advanced search</text:p>
          </table:table-cell>
          <table:table-cell table:style-name="ce82" office:value-type="string">
            <text:p>Step 1: Manage query in Advanced search</text:p>
          </table:table-cell>
          <table:table-cell table:style-name="ce96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tting\Browsing_Preferences</text:p>
          </table:table-cell>
          <table:table-cell table:style-name="ce83" office:value-type="string">
            <text:p>Set up browsing Preferences</text:p>
          </table:table-cell>
          <table:table-cell table:style-name="ce83" office:value-type="string">
            <text:p>Step 1: Set up browsing Preferences</text:p>
          </table:table-cell>
          <table:table-cell table:style-name="ce7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2" office:value-type="string">
            <text:p>Manage Clipboard (Paste/Delete)</text:p>
          </table:table-cell>
          <table:table-cell table:style-name="ce82" office:value-type="string">
            <text:p>Step 1: Manage Clipboard (Paste/Delete)</text:p>
          </table:table-cell>
          <table:table-cell table:style-name="ce71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Folksonomy</text:p>
          </table:table-cell>
          <table:table-cell table:style-name="ce84" office:value-type="string">
            <text:p>Manage Folksonomy (Add/Edit/Delete)</text:p>
          </table:table-cell>
          <table:table-cell table:style-name="ce84" office:value-type="string">
            <text:p>Step 1: Manage Folksonomy (Add/Edit/Delete)</text:p>
          </table:table-cell>
          <table:table-cell table:style-name="ce97" office:value-type="string">
            <text:p><text:span text:style-name="T4">Create new Tag</text:span></text:p>
            <text:p><text:span text:style-name="T26">- Go to </text:span><text:span text:style-name="T8">Content </text:span><text:span text:style-name="T8">Administration/Categories&amp;Tags/Manage </text:span><text:span text:style-name="T8">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</text:span><text:span text:style-name="T5">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</text:span><text:span text:style-name="T22">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Taxonomy</text:p>
          </table:table-cell>
          <table:table-cell table:style-name="ce84" office:value-type="string">
            <text:p>Manage Taxonomy Tree (Add/Edit/Delete)</text:p>
          </table:table-cell>
          <table:table-cell table:style-name="ce84" office:value-type="string">
            <text:p>Step 1: Manage Taxonomy Tree (Add/Edit/Delete)</text:p>
          </table:table-cell>
          <table:table-cell table:style-name="ce70" office:value-type="string">
            <text:p><text:span text:style-name="T6">Create new taxonomy tree</text:span></text:p>
            <text:p><text:span text:style-name="T26">- Go to </text:span><text:span text:style-name="T8">Content </text:span><text:span text:style-name="T8">Administration/Categories&amp;Tags/Manage </text:span><text:span text:style-name="T8">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</text:span><text:span text:style-name="T22">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</text:span><text:span text:style-name="T22">taxonomy tree you want to edit</text:span></text:p>
            <text:p><text:span text:style-name="T22">- Click OK</text:span></text:p>
          </table:table-cell>
          <table:table-cell table:style-name="ce70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4" office:value-type="string">
            <text:p>Manage Template(Add/Edit/Delete)</text:p>
          </table:table-cell>
          <table:table-cell table:style-name="ce84" office:value-type="string">
            <text:p>Step 1: Manage Template(Add/Edit/Delete)</text:p>
          </table:table-cell>
          <table:table-cell table:style-name="ce97" office:value-type="string">
            <text:p><text:span text:style-name="T4">Create new template when put valid value </text:span><text:span text:style-name="T4">in fields</text:span></text:p>
            <text:p><text:span text:style-name="T26">- Go to </text:span><text:span text:style-name="T8">Content 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</text:span><text:span text:style-name="T9">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</text:span><text:span text:style-name="T26">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4" office:value-type="string">
            <text:p>Manage Metadata(View/Edit/Delete)</text:p>
          </table:table-cell>
          <table:table-cell table:style-name="ce84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Metadata </text:span><text:span text:style-name="T9">you want to View</text:span></text:p>
            <text:p><text:span text:style-name="T6">Edit Metadata</text:span></text:p>
            <text:p><text:span text:style-name="T8">- </text:span><text:span text:style-name="T26">Click corresponding Edit icon of Metadata </text:span><text:span text:style-name="T26">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</text:span><text:span text:style-name="T26">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4" office:value-type="string">
            <text:p>Manage Views(Add/View/Edit/Delete)</text:p>
          </table:table-cell>
          <table:table-cell table:style-name="ce84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</text:span><text:span text:style-name="T8">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</text:span><text:span text:style-name="T9">want to view</text:span></text:p>
            <text:p><text:span text:style-name="T6">Edit a View</text:span></text:p>
            <text:p><text:span text:style-name="T26">- Click on corresponding Edit icon of View you </text:span><text:span text:style-name="T26">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14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4" office:value-type="string">
            <text:p>Manage Drive(Add/Edit/Delete)</text:p>
          </table:table-cell>
          <table:table-cell table:style-name="ce84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</text:span><text:span text:style-name="T8">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4" office:value-type="string">
            <text:p>Namespace registry</text:p>
          </table:table-cell>
          <table:table-cell table:style-name="ce84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3" office:value-type="string">
            <text:p>ECMS\DMS\ADM\Node_Type</text:p>
          </table:table-cell>
          <table:table-cell table:style-name="ce84" office:value-type="string">
            <text:p>Manage Node types(Add/View)</text:p>
          </table:table-cell>
          <table:table-cell table:style-name="ce84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</text:span><text:span text:style-name="T8">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4" office:value-type="string">
            <text:p>Manage Query(Add/Edit/Delete)</text:p>
          </table:table-cell>
          <table:table-cell table:style-name="ce84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</text:span><text:span text:style-name="T8">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</text:span><text:span text:style-name="T26">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4" office:value-type="string">
            <text:p>Manage Script(Add/Edit/Delete)</text:p>
          </table:table-cell>
          <table:table-cell table:style-name="ce84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</text:span><text:span text:style-name="T8">configuration/Manage script</text:span></text:p>
            <text:p><text:span text:style-name="T9">- Click Add button and input information for </text:span><text:span text:style-name="T9">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4" office:value-type="string">
            <text:p>Manage Action</text:p>
          </table:table-cell>
          <table:table-cell table:style-name="ce84" office:value-type="string">
            <text:p>Step 1: Manage Action</text:p>
          </table:table-cell>
          <table:table-cell table:style-name="ce98" office:value-type="string">
            <text:p><text:span text:style-name="T31">- Go to </text:span><text:span text:style-name="T29">Content Administration/Advanced </text:span><text:span text:style-name="T29">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5" office:value-type="string">
            <text:p>Manage Lock/Unlock</text:p>
          </table:table-cell>
          <table:table-cell table:style-name="ce85" office:value-type="string">
            <text:p>Step 1: Manage Lock/Unlock</text:p>
          </table:table-cell>
          <table:table-cell table:style-name="ce98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</text:span><text:span text:style-name="T9">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Content_Publishing\Approve</text:p>
          </table:table-cell>
          <table:table-cell table:style-name="ce86" office:value-type="string">
            <text:p>Approve a content</text:p>
          </table:table-cell>
          <table:table-cell table:style-name="ce86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</text:span><text:span text:style-name="T6">Validation</text:span> folder</text:p>
            <text:p>- Login by user is in validator:/platform/administrators group</text:p>
            <text:p>- Go to <text:span text:style-name="T6">Business Process Controller → </text:span><text:span text:style-name="T6">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Pay_Raise\WF\Grand</text:p>
          </table:table-cell>
          <table:table-cell table:style-name="ce85" office:value-type="string">
            <text:p>Grand a pay raise</text:p>
          </table:table-cell>
          <table:table-cell table:style-name="ce8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atform/administrators</text:span> 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atform/administrators </text:span>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</text:span><text:span text:style-name="T26">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24:12</dc:date>
    <meta:editing-cycles>95</meta:editing-cycles>
    <meta:editing-duration>PT19H58M52S</meta:editing-duration>
    <dc:creator>exoplatform </dc:creator>
    <meta:document-statistic meta:table-count="4" meta:cell-count="1107" meta:object-count="1"/>
    <meta:user-defined meta:name="Info 1"/>
    <meta:user-defined meta:name="Info 2"/>
    <meta:user-defined meta:name="Info 3"/>
    <meta:user-defined meta:name="Info 4"/>
  </office:meta>
</office:document-meta>
</file>